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3502" officeooo:paragraph-rsid="00013502"/>
    </style:style>
    <style:style style:name="P2" style:family="paragraph" style:parent-style-name="Text_20_body">
      <style:text-properties officeooo:rsid="0001bc9e" officeooo:paragraph-rsid="0001bc9e"/>
    </style:style>
    <style:style style:name="P3" style:family="paragraph" style:parent-style-name="Text_20_body">
      <style:text-properties officeooo:rsid="0007ec62" officeooo:paragraph-rsid="0007ec62"/>
    </style:style>
    <style:style style:name="P4" style:family="paragraph" style:parent-style-name="Text_20_body">
      <style:text-properties officeooo:rsid="00093b9c" officeooo:paragraph-rsid="00093b9c"/>
    </style:style>
    <style:style style:name="P5" style:family="paragraph" style:parent-style-name="Text_20_body">
      <style:text-properties officeooo:rsid="0009fdc1" officeooo:paragraph-rsid="0009fdc1"/>
    </style:style>
    <style:style style:name="P6" style:family="paragraph" style:parent-style-name="Text_20_body">
      <style:text-properties officeooo:rsid="000b69fc" officeooo:paragraph-rsid="000b69fc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iel</text:h>
      <text:p text:style-name="P1">Sprachlehrer-Webseite für mich</text:p>
      <text:h text:style-name="Heading_20_1" text:outline-level="1">Schritte</text:h>
      <text:p text:style-name="P6">Standard-Footer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4">Standard-Toolbar<text:tab/><text:tab/><text:tab/><text:tab/><text:tab/><text:tab/><text:tab/><text:tab/><text:tab/><text:tab/><text:tab/>v</text:p>
      <text:p text:style-name="P3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2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2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31T11:07:13.919000000</dc:date>
    <meta:editing-duration>PT1H15M50S</meta:editing-duration>
    <meta:editing-cycles>9</meta:editing-cycles>
    <meta:document-statistic meta:table-count="0" meta:image-count="0" meta:object-count="0" meta:page-count="1" meta:paragraph-count="9" meta:word-count="40" meta:character-count="373" meta:non-whitespace-character-count="298"/>
  </office:meta>
</office:document-meta>
</file>